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he MR4 has a svelte cabinet profile, housing potent 6.5” bass and bass/mid-range driver designs in a 21/2-way system of dedicated driver chambers, reinforced by comprehensive cabinet bracing to provide a remarkable blend of punch, deep bass extension and control.</text:p>
      <text:p text:style-name="Standard"/>
      <text:p text:style-name="Standard"/>
      <text:p text:style-name="Standard">The MR4 has a svelte cabinet profile, housing potent 6.5” bass and bass/mid-range driver designs in a 21/2-way system of dedicated driver chambers, reinforced by comprehensive cabinet bracing to provide a remarkable blend of punch, deep bass extension and control. Overall frequency response is typically flat and this neutral balance is augmented by an extended, well-defined bass performance. The floor-level mounted terminal panel allows for easy access and avoids unnecessary trailing cable length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9S</meta:editing-duration>
    <meta:editing-cycles>3</meta:editing-cycles>
    <meta:generator>OpenOffice/4.1.1$Win32 OpenOffice.org_project/411m6$Build-9775</meta:generator>
    <dc:date>2018-01-29T23:02:39.76</dc:date>
    <meta:document-statistic meta:table-count="0" meta:image-count="0" meta:object-count="0" meta:page-count="1" meta:paragraph-count="2" meta:word-count="113" meta:character-count="768"/>
    <dc:creator>Marti </dc:creator>
    <meta:user-defined meta:name="Info 1"/>
    <meta:user-defined meta:name="Info 2"/>
    <meta:user-defined meta:name="Info 3"/>
    <meta:user-defined meta:name="Info 4"/>
  </office:meta>
</office:document-meta>
</file>